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075a2"/>
    </style:style>
    <style:style style:name="P5" style:family="paragraph" style:parent-style-name="Standard">
      <style:paragraph-properties fo:text-align="justify" style:justify-single-word="false"/>
      <style:text-properties officeooo:rsid="0027d3b1" officeooo:paragraph-rsid="0027d3b1"/>
    </style:style>
    <style:style style:name="T1" style:family="text">
      <style:text-properties officeooo:rsid="001eef32"/>
    </style:style>
    <style:style style:name="T2" style:family="text">
      <style:text-properties officeooo:rsid="002075a2"/>
    </style:style>
    <style:style style:name="T3" style:family="text">
      <style:text-properties fo:background-color="#fff200" loext:char-shading-value="0"/>
    </style:style>
    <style:style style:name="T4" style:family="text">
      <style:text-properties officeooo:rsid="0023e428"/>
    </style:style>
    <style:style style:name="T5" style:family="text">
      <style:text-properties officeooo:rsid="0024e5e9"/>
    </style:style>
    <style:style style:name="T6" style:family="text">
      <style:text-properties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2">1. Introduction</text:p>
          <text:p text:style-name="Standard"/>
          <text:p text:style-name="P1"><text:tab/>Practicing agriculture in a way that benefits the environment while supporting the human population requires efficient use of both biological and synthetic nitrogen (Tilman et al. 2002)⁠. Abundant atmospheric N is incorporated into tissues of legumes <text:span text:style-name="T1">through</text:span> symbiotic relationships with <text:span text:style-name="T1">soil bacteria</text:span>, this biologically fixed nitrogen offers a sustainable source of fertility to growers. <text:span text:style-name="T1">When l</text:span>egumes such as alfalfa or clover are grown in the year or two prior to maize, <text:span text:style-name="T1">they release</text:span> nitrogen when incorporated and decomposed in the soil. Efficient use of this source of nitrogen is possible when soil microbes successfully <text:span text:style-name="T1">decompose and </text:span>mineralize <text:span text:style-name="T1">the amendment</text:span> <text:s/>to meet crop fertility needs. Complex interactions between soil biota and <text:span text:style-name="T1">amendments</text:span> challenge the predictability of mineralization in these systems, limiting efficiency and therefore use of legumes as biological nitrogen sources. To facilitate the use of legumes as sustainable nitrogen sources, research into the bacterial species stimulated in soils during decomposition is needed. Identification of unique bacterial groups responding to amendments will inform our ability to predict and potentially manipulate <text:span text:style-name="T1">these communities</text:span> for improved efficiency and <text:span text:style-name="T1">potentially increase </text:span>use of biological nitrogen sources. </text:p>
          <text:p text:style-name="P1"><text:tab/><text:span text:style-name="T2">Two critical aspects determining bacterial response to amendment is the nutrient availability and chemical nature of the incorporated substrates. Substrates with soluble nutrients and low molecular weight compounds <text:s/>generally favor fast growing species, while limited nutrients favor slow growing species. </text:span>N-bearing polymers must be depolymerized into smaller and lighter forms that can be assimilated by microbes before mineralization of nitrogen can occur. Depolymerization is a function of enzyme production by a range microbial species, the response of which is influenced by the microbial composition and nutrient availability of the soil and amendment. Augmentation and stimulation of species, particularly those <text:span text:style-name="T4">involved in </text:span><text:s/>decomposition and nutrient cycling, are potential approaches for improving nutrient use efficiency. There is a knowledge gap associated with identification of bacterial response to amendments in alfalfa soils, specifically the response unique to amendment. Identification of bacteria responding during decomposition of amendments and mixtures of amendments will inform our understanding of biologically mediated nutrient cycling. Particularly beneficial is the characterization of the bacterial community at multiple time points during a decomposition event, capturing the temporal dynamics. Additionally, efforts to describe bacteria responding during decomposition will facilitate the generation of target species for bio augmentation and stimulation. <text:s/></text:p>
          <text:p text:style-name="P1"><text:tab/><text:span text:style-name="T5">Available nutrients and the quality of substrates in an amendment influence the structure of the bacterial community response in the soil. Despite knowledge of different amendments influencing community structure, there is a knowledge gap regarding the different response stimulated by amendment in the same soils. Additionally, the temporal dynamics of the bacterial community during decomposition are not well known. It is likely that a range of species will respond to amendment over time as compounds are decomposed and nutrients are cycled, shifting the levels of available nutrients and potentially altering the bacterial communities. <text:s/>Accurate characterization of resonding bacterial communites over time will direct our understanding of how taxonomic groups shift over time with decomposition. </text:span></text:p>
          <text:p text:style-name="P4"><text:tab/>In this study, we aimed to understand specifically the soil microbial response to organic amendments. <text:s/>Improving our understanding of the biological players involved in nutrient release could help improve agricultural production while still maximizing environmental benefits from complex amendments. <text:s/>We hypothesize that distinct microbial communities respond to varying organic amendments. <text:s/>In this study, we study the impacts of amendments of both alfalfa and compost, provided at 3 equal rates of total nitrogen, to a soil but with differing C: N ratios <text:span text:style-name="T3">….let’s work on this paragraph together!....</text:span> immobilization (compost) or mineralization (alfalfa). We characterize both the chemical and microbial response to these amendments and hypothesize that specific microbial communities <text:soft-page-break/>will respond to initial nitrogen and carbon availability and that this membership will be specific to varying amendments. We expect that these distinct early microbial responders will dominate soil microbial communities in response to organic amendments and will decrease in abundance through time. Our objective was to characterize these early responding microbial communities for various organic amendments and to identify potential microbial membership within organic amendments that may be involved in plant nutrient availability. </text:p>
          <text:p text:style-name="P4"/>
          <text:p text:style-name="P5"><text:span text:style-name="T6">2. Methods</text:span></text:p>
          <text:p text:style-name="P5"/>
          <text:p text:style-name="P5"><text:tab/></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1:39:29.616956512</meta:creation-date>
    <dc:date>2019-07-03T13:56:42.959896703</dc:date>
    <meta:editing-duration>PT31M58S</meta:editing-duration>
    <meta:editing-cycles>4</meta:editing-cycles>
    <meta:generator>LibreOffice/6.0.7.3$Linux_X86_64 LibreOffice_project/00m0$Build-3</meta:generator>
    <meta:document-statistic meta:table-count="0" meta:image-count="0" meta:object-count="0" meta:page-count="2" meta:paragraph-count="7" meta:word-count="680" meta:character-count="4922" meta:non-whitespace-character-count="4231"/>
  </office:meta>
</office:document-meta>
</file>